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P1" style:family="paragraph" style:parent-style-name="Standard">
      <style:paragraph-properties fo:margin-left="0cm" fo:margin-right="-0.002cm" style:line-height-at-least="0cm" fo:text-indent="0cm" style:auto-text-indent="false"/>
    </style:style>
    <style:style style:name="P2" style:family="paragraph" style:parent-style-name="Standard">
      <style:paragraph-properties fo:margin-left="0cm" fo:margin-right="0cm" fo:margin-top="0cm" fo:margin-bottom="0.318cm" style:contextual-spacing="false" fo:line-height="0.811cm" fo:text-align="justify" style:justify-single-word="false" fo:text-indent="0.988cm" style:auto-text-indent="false"/>
      <style:text-properties style:font-name="標楷體" fo:font-size="14pt" style:font-name-asian="標楷體2" style:font-size-asian="14pt" style:font-size-complex="14pt"/>
    </style:style>
    <style:style style:name="P3" style:family="paragraph" style:parent-style-name="List_20_Paragraph">
      <style:paragraph-properties fo:margin-left="1.27cm" fo:margin-right="0cm" fo:margin-top="0cm" fo:margin-bottom="0.318cm" style:contextual-spacing="false" fo:line-height="0.811cm" fo:text-align="justify" style:justify-single-word="false" fo:text-indent="0cm" style:auto-text-indent="false"/>
      <style:text-properties fo:font-size="14pt" style:font-size-asian="14pt" style:font-size-complex="14pt"/>
    </style:style>
    <style:style style:name="P4" style:family="paragraph" style:parent-style-name="List_20_Paragraph" style:list-style-name="WWNum3">
      <style:paragraph-properties fo:margin-left="0.99cm" fo:margin-right="0cm" fo:margin-top="0cm" fo:margin-bottom="0.318cm" style:contextual-spacing="false" fo:line-height="0.811cm" fo:text-align="justify" style:justify-single-word="false" fo:text-indent="-0.99cm" style:auto-text-indent="false">
        <style:tab-stops/>
      </style:paragraph-properties>
      <style:text-properties fo:font-size="14pt" style:font-size-asian="14pt" style:font-size-complex="14pt"/>
    </style:style>
    <style:style style:name="P5" style:family="paragraph" style:parent-style-name="List_20_Paragraph" style:list-style-name="L1">
      <style:paragraph-properties fo:margin-left="0.99cm" fo:margin-right="0cm" fo:margin-top="0cm" fo:margin-bottom="0.318cm" style:contextual-spacing="false" fo:line-height="0.811cm" fo:text-align="justify" style:justify-single-word="false" fo:text-indent="-0.997cm" style:auto-text-indent="false">
        <style:tab-stops/>
      </style:paragraph-properties>
      <style:text-properties style:font-name="標楷體1" fo:font-size="14pt" officeooo:paragraph-rsid="001337f2" style:font-name-asian="標楷體1" style:font-size-asian="14pt" style:font-size-complex="14pt"/>
    </style:style>
    <style:style style:name="P6" style:family="paragraph" style:parent-style-name="List_20_Paragraph" style:list-style-name="WWNum3">
      <style:paragraph-properties fo:margin-top="0cm" fo:margin-bottom="0.318cm" style:contextual-spacing="false" fo:line-height="0.811cm" fo:text-align="justify" style:justify-single-word="false"/>
      <style:text-properties style:font-name="標楷體1" fo:font-size="14pt" style:font-name-asian="標楷體1" style:font-size-asian="14pt" style:font-size-complex="14pt"/>
    </style:style>
    <style:style style:name="T1" style:family="text">
      <style:text-properties style:font-name="標楷體" fo:font-size="20pt" style:font-name-asian="標楷體2" style:font-size-asian="20pt" style:font-size-complex="20pt"/>
    </style:style>
    <style:style style:name="T2" style:family="text">
      <style:text-properties style:font-name="標楷體" style:font-name-asian="標楷體2"/>
    </style:style>
    <style:style style:name="T3" style:family="text">
      <style:text-properties style:font-name="標楷體1" style:font-name-asian="標楷體1"/>
    </style:style>
    <style:style style:name="T4" style:family="text">
      <style:text-properties fo:font-size="14pt" style:font-size-asian="14pt" style:font-size-complex="14pt"/>
    </style:style>
    <text:list-style style:name="L1">
      <text:list-level-style-number text:level="1" text:style-name="Numbering_20_Symbols" style:num-suffix="、" style:num-format="一, 二, 三, ...">
        <style:list-level-properties text:list-level-position-and-space-mode="label-alignment">
          <style:list-level-label-alignment text:label-followed-by="nothing" fo:text-indent="-0.99cm" fo:margin-left="0.9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82cm" fo:margin-left="1.81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69cm" fo:margin-left="2.18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57cm" fo:margin-left="2.75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8cm" fo:margin-left="3.2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691cm" fo:margin-left="3.921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921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92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Hlk165535287"/><text:span text:style-name="T1">教育部辦理促進民間參與公共建設案件獎勵金支用原則</text:span><text:bookmark-end text:name="_Hlk165535287"/><text:span text:style-name="T1">修正總說明</text:span></text:p>
      <text:p text:style-name="P2">教育部辦理促進民間參與公共建設案件獎勵金支用原則(以下簡稱本支用原則)於一百十二年一月十三日依機關辦理民間參與公共建設案件資訊蒐集及獎勵金核發作業要點 (以下簡稱獎勵金核發作業要點)訂定。本次因配合獎勵金核發作業要點於一百十三年三月十二日修正，爰修正本支用原則，其修正要點如下：</text:p>
      <text:list xml:id="list512258721" text:style-name="L1">
        <text:list-item>
          <text:p text:style-name="P5">鑒於獎勵金核發作業要點適用之案件不限定依促進民間參與公共 <text:s text:c="24"/>建設法辦理之促參案件，亦包括依其他法令辦理之民間參與公共建設 案件(以下簡稱民參案件)，爰修正本支用原則名稱為教育部辦理民間參與公共建設案件獎勵金支用原則。(修正名稱)<text:bookmark text:name="_GoBack"/></text:p>
        </text:list-item>
      </text:list>
      <text:list xml:id="list4065891439" text:style-name="WWNum3">
        <text:list-item>
          <text:p text:style-name="P6"><text:bookmark-start text:name="_Hlk165535239"/>配合獎勵金核發作業要點部分規定點次變更，爰修正本支用原則援引之依據。<text:bookmark-end text:name="_Hlk165535239"/>(修正規定第一點、第二點、第五點及第六點)</text:p>
        </text:list-item>
        <text:list-item>
          <text:p text:style-name="P6">依獎勵金核發作業要點第二點增訂獎勵金之用詞定義，修正本支用原則用詞。(修正規定第三點及第四點)</text:p>
        </text:list-item>
        <text:list-item>
          <text:p text:style-name="P6">考量同一民參案件由二個以上執行機關(構)學校辦理時，各該機關(構)學校付出情形可能不一，爰參考獎勵金核發作業要點第十六點規定，將獎勵金平分修正為由各該機關(構)學校協議分配之；協調不成時，由本部參酌各機關(構)學校出力情形後分配核發。(修正規定第三點)</text:p>
        </text:list-item>
        <text:list-item>
          <text:p text:style-name="P4"><text:bookmark-start text:name="_Hlk165535225"/><text:span text:style-name="T3">配合獎勵金核發作業要點第十九點增訂獎勵金運用於獎金支出時 <text:s/>之發給額度規定，爰於規定本部及所屬機關(構)學校於發給</text:span><text:span text:style-name="T2">獎金時應依該點規定辦理。</text:span><text:bookmark-end text:name="_Hlk165535225"/><text:span text:style-name="T2">(修正規定第三點及第五點)</text:span></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體" style:font-family-asian="思源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size="14pt" style:font-name-asian="標楷體1" style:font-family-asian="標楷體" style:font-family-generic-asian="script" style:font-pitch-asian="fixed"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WWNum2">
      <text:list-level-style-number text:level="1" style:num-suffix="、" style:num-format="一, 二, 三, ..." text:start-value="2">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WWNum3">
      <text:list-level-style-number text:level="1" text:style-name="Numbering_20_Symbols" style:num-suffix="、" style:num-format="一, 二, 三, ..." text:start-value="2">
        <style:list-level-properties text:list-level-position-and-space-mode="label-alignment">
          <style:list-level-label-alignment text:label-followed-by="nothing" fo:text-indent="-0.99cm" fo:margin-left="0.99cm"/>
        </style:list-level-properties>
      </text:list-level-style-number>
      <text:list-level-style-number text:level="2" style:num-prefix="(" style:num-suffix=")" style:num-format="一, 二, 三, ..." text:display-levels="2">
        <style:list-level-properties text:list-level-position-and-space-mode="label-alignment">
          <style:list-level-label-alignment text:label-followed-by="nothing" fo:text-indent="-0.82cm" fo:margin-left="1.81cm"/>
        </style:list-level-properties>
      </text:list-level-style-number>
      <text:list-level-style-number text:level="3" style:num-suffix="." style:num-format="1" text:display-levels="2">
        <style:list-level-properties text:list-level-position-and-space-mode="label-alignment" fo:text-align="end">
          <style:list-level-label-alignment text:label-followed-by="nothing" fo:text-indent="-0.369cm" fo:margin-left="2.18cm"/>
        </style:list-level-properties>
      </text:list-level-style-number>
      <text:list-level-style-number text:level="4" style:num-prefix="(" style:num-suffix=")" style:num-format="1" text:display-levels="2">
        <style:list-level-properties text:list-level-position-and-space-mode="label-alignment">
          <style:list-level-label-alignment text:label-followed-by="nothing" fo:text-indent="-0.57cm" fo:margin-left="2.75cm"/>
        </style:list-level-properties>
      </text:list-level-style-number>
      <text:list-level-style-number text:level="5" style:num-suffix="." style:num-format="A" text:display-levels="2">
        <style:list-level-properties text:list-level-position-and-space-mode="label-alignment">
          <style:list-level-label-alignment text:label-followed-by="nothing" fo:text-indent="-0.48cm" fo:margin-left="3.231cm"/>
        </style:list-level-properties>
      </text:list-level-style-number>
      <text:list-level-style-number text:level="6" style:num-prefix="(" style:num-suffix=")" style:num-format="A" text:display-levels="2">
        <style:list-level-properties text:list-level-position-and-space-mode="label-alignment" fo:text-align="end">
          <style:list-level-label-alignment text:label-followed-by="nothing" fo:text-indent="-0.691cm" fo:margin-left="3.921cm"/>
        </style:list-level-properties>
      </text:list-level-style-number>
      <text:list-level-style-number text:level="7" style:num-suffix="." style:num-format="a" text:display-levels="2">
        <style:list-level-properties text:list-level-position-and-space-mode="label-alignment">
          <style:list-level-label-alignment text:label-followed-by="nothing" fo:margin-left="3.921cm"/>
        </style:list-level-properties>
      </text:list-level-style-number>
      <text:list-level-style-number text:level="8" style:num-prefix="(" style:num-suffix=")" style:num-format="a" text:display-levels="2">
        <style:list-level-properties text:list-level-position-and-space-mode="label-alignment">
          <style:list-level-label-alignment text:label-followed-by="nothing" fo:margin-left="3.921cm"/>
        </style:list-level-properties>
      </text:list-level-style-number>
      <text:list-level-style-number text:level="9" style:num-suffix="." style:num-format="a" text:display-levels="2">
        <style:list-level-properties text:list-level-position-and-space-mode="label-alignment" fo:text-align="end">
          <style:list-level-label-alignment text:label-followed-by="nothing" fo:margin-left="3.921cm"/>
        </style:list-level-properties>
      </text:list-level-style-number>
      <text:list-level-style-number text:level="10" style:num-suffix="." style:num-format="a">
        <style:list-level-properties text:list-level-position-and-space-mode="label-alignment">
          <style:list-level-label-alignment text:label-followed-by="nothing" fo:margin-left="3.921cm"/>
        </style:list-level-properties>
      </text:list-level-style-number>
    </text:list-style>
    <text:list-style style:name="WWNum4">
      <text:list-level-style-number text:level="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游子萱</meta:initial-creator>
    <meta:editing-cycles>39</meta:editing-cycles>
    <meta:print-date>2024-06-06T01:57:00</meta:print-date>
    <meta:creation-date>2024-05-27T06:06:00</meta:creation-date>
    <dc:date>2024-06-28T15:51:08.462000000</dc:date>
    <meta:editing-duration>PT1H4M20S</meta:editing-duration>
    <meta:generator>MODA_ODF_Application_Tools/3.5.5.5.1$Windows_X86_64 LibreOffice_project/2400664dc58dcb0ebf6fa60ed771977be6c7395f</meta:generator>
    <meta:document-statistic meta:table-count="0" meta:image-count="0" meta:object-count="0" meta:page-count="1" meta:paragraph-count="7" meta:word-count="596" meta:character-count="625" meta:non-whitespace-character-count="596"/>
    <meta:user-defined meta:name="AppVersion">16.0000</meta:user-defined>
    <meta:template xlink:type="simple" xlink:actuate="onRequest" xlink:title="Normal" xlink:href=""/>
  </office:meta>
</office:document-meta>
</file>